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style:text-underline-style="none" officeooo:rsid="001c1754" officeooo:paragraph-rsid="001c1754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cecd" officeooo:paragraph-rsid="001c175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7cecd" officeooo:paragraph-rsid="001c1754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 officeooo:rsid="001c1754" officeooo:paragraph-rsid="001c1754"/>
    </style:style>
    <style:style style:name="P6" style:family="paragraph" style:parent-style-name="Standard">
      <style:text-properties officeooo:rsid="001c1754" officeooo:paragraph-rsid="001c1754"/>
    </style:style>
    <style:style style:name="T1" style:family="text">
      <style:text-properties officeooo:rsid="001c1754"/>
    </style:style>
    <style:style style:name="T2" style:family="text">
      <style:text-properties officeooo:rsid="001c1754" loext:padding="0.049cm" loext:border="0.06pt solid #d9d9e3"/>
    </style:style>
    <style:style style:name="T3" style:family="text">
      <style:text-properties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hamed</text:p>
      <text:p text:style-name="P4">Camara</text:p>
      <text:p text:style-name="P4">DBE</text:p>
      <text:p text:style-name="P4"/>
      <text:p text:style-name="P4">IDE : Sublime Text</text:p>
      <text:p text:style-name="P4"/>
      <text:p text:style-name="P4">TD Java Fête</text:p>
      <text:p text:style-name="P4"/>
      <text:p text:style-name="P3">EXO<text:span text:style-name="T1">2</text:span></text:p>
      <text:p text:style-name="P3"/>
      <text:p text:style-name="P5">1. Affichage :</text:p>
      <text:p text:style-name="P5"/>
      <text:p text:style-name="P5">Jean Durand <text:span text:style-name="T3">a</text:span> <text:span text:style-name="T3">25</text:span> ans </text:p>
      <text:p text:style-name="P5">Patrick Martin <text:span text:style-name="T3">a</text:span> <text:span text:style-name="T3">30</text:span> ans</text:p>
      <text:p text:style-name="P2"><text:span text:style-name="Source_20_Text"><text:span text:style-name="T3">2</text:span></text:span></text:p>
      <text:p text:style-name="P1"><text:span text:style-name="Source_20_Text"><text:span text:style-name="T3">Jean</text:span></text:span></text:p>
      <text:p text:style-name="Standard"><text:span text:style-name="T1">4</text:span>.Affichage :</text:p>
      <text:p text:style-name="Standard"><text:s/><text:span text:style-name="T1">il y’a pas las methode </text:span></text:p>
      <text:p text:style-name="Standard"/>
      <text:p text:style-name="Standard">public void affichePersonne1(){</text:p>
      <text:p text:style-name="Standard">System.out.println(prenom+" "+nom+" a "+age+" ans");</text:p>
      <text:p text:style-name="Standard">}</text:p>
      <text:p text:style-name="Standard"/>
      <text:p text:style-name="P6">donc le programme affiche ladresse de la memoire</text:p>
      <text:p text:style-name="P6"/>
      <text:p text:style-name="P6">5.Affichage :</text:p>
      <text:p text:style-name="P6"/>
      <text:p text:style-name="P6">Jean Durand <text:span text:style-name="T3">a</text:span> <text:span text:style-name="T3">25</text:span> ans</text:p>
      <text:p text:style-name="Standard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22:58.080966837</meta:creation-date>
    <dc:date>2024-01-15T22:09:35.106727632</dc:date>
    <meta:editing-duration>PT7H46M38S</meta:editing-duration>
    <meta:editing-cycles>1</meta:editing-cycles>
    <meta:document-statistic meta:table-count="0" meta:image-count="0" meta:object-count="0" meta:page-count="1" meta:paragraph-count="19" meta:word-count="57" meta:character-count="315" meta:non-whitespace-character-count="274"/>
    <meta:generator>LibreOffice/7.6.3.2$Linux_X86_64 LibreOffice_project/4fe86607b5ac922e55f140471fda9b60bdaa980d</meta:generator>
  </office:meta>
</office:document-meta>
</file>